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background-color="#ff6633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/>
          <table:table-cell table:style-name="ce1" office:value-type="string">
            <text:p>quarter</text:p>
          </table:table-cell>
          <table:table-cell table:style-name="ce1" office:value-type="string">
            <text:p>half</text:p>
          </table:table-cell>
          <table:table-cell table:style-name="ce1" office:value-type="string">
            <text:p>Half-factor</text:p>
          </table:table-cell>
          <table:table-cell table:style-name="ce1" office:value-type="string">
            <text:p>Half-durat</text:p>
          </table:table-cell>
          <table:table-cell table:style-name="ce1" office:value-type="string">
            <text:p>quarter</text:p>
          </table:table-cell>
          <table:table-cell table:style-name="ce1" office:value-type="string">
            <text:p>Quarter-factor</text:p>
          </table:table-cell>
          <table:table-cell table:style-name="ce1" office:value-type="string">
            <text:p>Quarter-durat</text:p>
          </table:table-cell>
          <table:table-cell table:style-name="ce1" office:value-type="string">
            <text:p>half</text:p>
          </table:table-cell>
          <table:table-cell office:value-type="string">
            <text:p>Total</text:p>
          </table:table-cell>
        </table:table-row>
        <table:table-row table:style-name="ro2">
          <table:table-cell/>
          <table:table-cell table:style-name="ce2"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style-name="ce3" table:formula="of:=[.E2]/[.C2]" office:value-type="float" office:value="0.9921875">
            <text:p>0.9921875</text:p>
          </table:table-cell>
          <table:table-cell table:style-name="ce2" table:formula="of:=(3/8)+(1/16)+(1/32)+(1/64)+(1/128)+(1/256)" office:value-type="float" office:value="0.49609375">
            <text:p>0.49609375</text:p>
          </table:table-cell>
          <table:table-cell office:value-type="float" office:value="0.25">
            <text:p>0.25</text:p>
          </table:table-cell>
          <table:table-cell table:style-name="ce3" table:formula="of:=[.H2]/[.F2]" office:value-type="float" office:value="1.015625">
            <text:p>1.015625</text:p>
          </table:table-cell>
          <table:table-cell table:style-name="ce2" table:formula="of:=[.J2]-SUM([.I2];[.B2];[.E2])" office:value-type="float" office:value="0.25390625">
            <text:p>0.25390625</text:p>
          </table:table-cell>
          <table:table-cell table:style-name="ce2" office:value-type="float" office:value="0.5">
            <text:p>0.5</text:p>
          </table:table-cell>
          <table:table-cell office:value-type="float" office:value="1.5">
            <text:p>1.5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Sixteenth</text:p>
          </table:table-cell>
          <table:table-cell table:formula="of:=[.D$2]*16" office:value-type="float" office:value="15.875">
            <text:p>15.875</text:p>
          </table:table-cell>
          <table:table-cell table:formula="of:=[.E2]*16" office:value-type="float" office:value="7.9375">
            <text:p>7.9375</text:p>
          </table:table-cell>
          <table:table-cell/>
          <table:table-cell table:formula="of:=[.G$2]*16" office:value-type="float" office:value="16.25">
            <text:p>16.25</text:p>
          </table:table-cell>
          <table:table-cell table:formula="of:=[.H2]*16" office:value-type="float" office:value="4.0625">
            <text:p>4.062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32nd</text:p>
          </table:table-cell>
          <table:table-cell table:formula="of:=[.D$2]*32" office:value-type="float" office:value="31.75">
            <text:p>31.75</text:p>
          </table:table-cell>
          <table:table-cell table:number-columns-repeated="2"/>
          <table:table-cell table:formula="of:=[.G$2]*32" office:value-type="float" office:value="32.5">
            <text:p>32.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64th</text:p>
          </table:table-cell>
          <table:table-cell table:formula="of:=[.D$2]*64" office:value-type="float" office:value="63.5">
            <text:p>63.5</text:p>
          </table:table-cell>
          <table:table-cell table:number-columns-repeated="2"/>
          <table:table-cell table:formula="of:=[.G$2]*64" office:value-type="float" office:value="65">
            <text:p>6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128th</text:p>
          </table:table-cell>
          <table:table-cell table:formula="of:=[.D$2]*128" office:value-type="float" office:value="127">
            <text:p>127</text:p>
          </table:table-cell>
          <table:table-cell table:number-columns-repeated="6"/>
        </table:table-row>
        <table:table-row table:style-name="ro2" table:number-rows-repeated="1048568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Ruiz</meta:initial-creator>
    <meta:creation-date>2014-07-16T20:04:18</meta:creation-date>
    <dc:date>2014-07-18T08:25:49</dc:date>
    <dc:creator>Javier Ruiz</dc:creator>
    <meta:editing-duration>P1DT11H35M40S</meta:editing-duration>
    <meta:editing-cycles>1</meta:editing-cycles>
    <meta:document-statistic meta:table-count="3" meta:cell-count="31" meta:object-count="0"/>
    <meta:generator>LibreOffice/3.5$Linux_x86 LibreOffice_project/350m1$Build-2</meta:generator>
  </office:meta>
</office:document-meta>
</file>